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37685" officeooo:paragraph-rsid="00037685"/>
    </style:style>
    <style:style style:name="P2" style:family="paragraph" style:parent-style-name="Standard">
      <style:text-properties officeooo:paragraph-rsid="00037685"/>
    </style:style>
    <style:style style:name="P3" style:family="paragraph" style:parent-style-name="Standard">
      <style:text-properties style:font-name="Liberation Serif" officeooo:rsid="00037685" officeooo:paragraph-rsid="00037685"/>
    </style:style>
    <style:style style:name="P4" style:family="paragraph" style:parent-style-name="Standard">
      <style:text-properties style:font-name="Liberation Serif" fo:font-weight="bold" officeooo:rsid="0003792d" officeooo:paragraph-rsid="0003792d" style:font-weight-asian="bold" style:font-weight-complex="bold"/>
    </style:style>
    <style:style style:name="P5" style:family="paragraph" style:parent-style-name="Standard">
      <style:text-properties style:font-name="Liberation Serif" officeooo:rsid="0003792d" officeooo:paragraph-rsid="0003792d"/>
    </style:style>
    <style:style style:name="P6" style:family="paragraph" style:parent-style-name="Standard">
      <style:text-properties officeooo:rsid="00013602" officeooo:paragraph-rsid="00013602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text-properties fo:font-size="11pt" officeooo:rsid="00013602" officeooo:paragraph-rsid="00013602" style:font-size-asian="11pt" style:font-size-complex="11pt"/>
    </style:style>
    <style:style style:name="T1" style:family="text">
      <style:text-properties style:font-name="Liberation Serif" officeooo:rsid="00037685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версиях PostgreSql начиная с v.12 есть возможность отключить регистрозависимый поиск.</text:p>
      <text:p text:style-name="P1"/>
      <text:p text:style-name="P1">Для регистронезависимого поиска в SQL-запросах нужно сделать:</text:p>
      <text:p text:style-name="P1">1. Нужно создать специальный collation:</text:p>
      <text:p text:style-name="P1"/>
      <text:p text:style-name="P2"><text:span text:style-name="Source_20_Text"><text:span text:style-name="T1">CREATE COLLATION case_insensitive (</text:span></text:span></text:p>
      <text:p text:style-name="P2"><text:span text:style-name="Source_20_Text"><text:span text:style-name="T1"><text:s text:c="6"/>provider = icu,</text:span></text:span></text:p>
      <text:p text:style-name="P2"><text:span text:style-name="Source_20_Text"><text:span text:style-name="T1"><text:s text:c="6"/>locale = 'und-u-ks-level2',</text:span></text:span></text:p>
      <text:p text:style-name="P2"><text:span text:style-name="Source_20_Text"><text:span text:style-name="T1"><text:s text:c="6"/>deterministic = false</text:span></text:span></text:p>
      <text:p text:style-name="P2"><text:span text:style-name="Source_20_Text"><text:span text:style-name="T1"><text:s text:c="4"/>);</text:span></text:span></text:p>
      <text:p text:style-name="P3"/>
      <text:p text:style-name="P3">2. В запросах SQL указывать этот созданный collation:</text:p>
      <text:p text:style-name="P3">select * from "NotifyItems" where "UserLogin" = 'Admin' collate case_insensitive</text:p>
      <text:p text:style-name="P3"/>
      <text:p text:style-name="P3"/>
      <text:p text:style-name="P4">ВАЖНО!</text:p>
      <text:p text:style-name="P5">Новый collation - <text:s/><text:span text:style-name="Source_20_Text"><text:span text:style-name="T1">case_insensitive — </text:span></text:span><text:span text:style-name="Source_20_Text"><text:span text:style-name="T2">нужно создать в каждой БД, где нужно использовать регистронезависимый поиск.</text:span></text:span></text:p>
      <text:p text:style-name="P5"><text:span text:style-name="Source_20_Text"><text:span text:style-name="T2">Этот прием не работает с оператором LIKE, для регистронезависимого поиска в LIKE нужно использовать оператор ILIKE.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6"/>
      <text:p text:style-name="P6">Для поиска независимо от регистра символов, нужно сделать:</text:p>
      <text:p text:style-name="P6"/>
      <text:p text:style-name="P6">В выражении EF :</text:p>
      <text:p text:style-name="P6"/>
      <text:p text:style-name="Standard">response.Result = await _db.MenuItems.Where(p =&gt; p.Name.ToLower().Contains(search.ToLower())).ToListAsync();</text:p>
      <text:p text:style-name="Standard"/>
      <text:p text:style-name="P6">Т.е. приводим к маленьким символам и БД, и поисковое выражение.</text:p>
      <text:p text:style-name="P6"/>
      <text:p text:style-name="P6">Это выражение переводит запрос EF в запрос SQL:</text:p>
      <text:p text:style-name="P6">select * from public."MenuItems" where strpos(lower("Name"),lower('мясо')) &gt; 0;</text:p>
      <text:p text:style-name="P6"/>
      <text:p text:style-name="P6">Таким образом, происходит поиск строки внутри строк.</text:p>
      <text:p text:style-name="P6">Оператор LIKE — зависим от регистра символов, оператор ILIKE — регистронезависим, но является расширением Postgres и поэтому он не используется в EF.</text:p>
      <text:p text:style-name="P6"/>
      <text:p text:style-name="P6"/>
      <text:p text:style-name="P6">Поиск работает, но происходит сканирование таблицы.</text:p>
      <text:p text:style-name="P6"/>
      <text:p text:style-name="P6">Для поиска с использованием индекса, надо сделать специальный индекс:</text:p>
      <text:p text:style-name="P7">CREATE INDEX IDX_Name_Lower ON public."MenuItems" (lower("Name"));</text:p>
      <text:p text:style-name="P7"/>
      <text:p text:style-name="P8">В этом случае, при наличии достаточного количества записей, оптимизатор будет использовать этот индекс.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01T15:54:37.769245743</dc:date>
    <meta:editing-duration>PT28M29S</meta:editing-duration>
    <meta:editing-cycles>4</meta:editing-cycles>
    <meta:generator>LibreOffice/25.2.5.2$Linux_X86_64 LibreOffice_project/520$Build-2</meta:generator>
    <meta:document-statistic meta:table-count="0" meta:image-count="0" meta:object-count="0" meta:page-count="1" meta:paragraph-count="25" meta:word-count="191" meta:character-count="1538" meta:non-whitespace-character-count="1346"/>
  </office:meta>
</office:document-meta>
</file>